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71mm"/>
    </style:style>
    <style:style style:name="co2" style:family="table-column">
      <style:table-column-properties fo:break-before="auto" style:column-width="61.37mm"/>
    </style:style>
    <style:style style:name="co3" style:family="table-column">
      <style:table-column-properties fo:break-before="auto" style:column-width="31.5mm"/>
    </style:style>
    <style:style style:name="co4" style:family="table-column">
      <style:table-column-properties fo:break-before="auto" style:column-width="22.6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Party</text:p>
          </table:table-cell>
          <table:table-cell table:style-name="Default"/>
          <table:table-cell office:value-type="string" calcext:value-type="string">
            <text:p>Short Nam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<text:a xlink:href="http://www.rte.ie/news/election-2016/parties/fine-gael" xlink:type="simple"> </text:a> </text:p>
          </table:table-cell>
          <table:table-cell table:style-name="ce1"/>
          <table:table-cell table:number-columns-repeated="2"/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fine-gael" xlink:type="simple">Fine Gael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labour" xlink:type="simple">Labour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fianna-fail" xlink:type="simple">Fianna Fáil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sinn-fein" xlink:type="simple">Sinn Féin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green-party" xlink:type="simple">Green Party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aaa-pbp" xlink:type="simple">Anti-Austerity Alliance-People Before Profit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AAA-PBP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workers-party" xlink:type="simple">Workers' Party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catholic-democrats" xlink:type="simple">Catholic Democrats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renua" xlink:type="simple">Renua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RN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fis-nua" xlink:type="simple">Fís Nua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independent-alliance" xlink:type="simple">Independent Alliance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office:value-type="string" calcext:value-type="string">
            <text:p><text:a xlink:href="http://www.rte.ie/news/election-2016/parties/independent" xlink:type="simple">Independent</text:a>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table:style-name="ce3" office:value-type="string" calcext:value-type="string">
            <text:p>Direct Democracy Ireland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DDI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table:style-name="Default" office:value-type="string" calcext:value-type="string">
            <text:p>Social Democrats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“ }),</text:p>
          </table:table-cell>
        </table:table-row>
        <table:table-row table:style-name="ro2">
          <table:table-cell office:value-type="string" calcext:value-type="string">
            <text:p>CREATE(:Party { name: “</text:p>
          </table:table-cell>
          <table:table-cell table:style-name="Default" office:value-type="string" calcext:value-type="string">
            <text:p>Communist Party of Ireland</text:p>
          </table:table-cell>
          <table:table-cell office:value-type="string" calcext:value-type="string">
            <text:p>“, shortName: “</text:p>
          </table:table-cell>
          <table:table-cell office:value-type="string" calcext:value-type="string">
            <text:p>CPI</text:p>
          </table:table-cell>
          <table:table-cell office:value-type="string" calcext:value-type="string">
            <text:p>“ }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6">00/00/0000</text:date>, <text:time style:data-style-name="N2" text:time-value="15:19:48.7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15:08:04.275000000</meta:creation-date>
    <meta:generator>LibreOffice/5.1.0.3$Windows_x86 LibreOffice_project/5e3e00a007d9b3b6efb6797a8b8e57b51ab1f737</meta:generator>
    <dc:date>2016-04-06T15:52:21.175000000</dc:date>
    <meta:editing-duration>PT23M58S</meta:editing-duration>
    <meta:editing-cycles>4</meta:editing-cycles>
    <meta:document-statistic meta:table-count="1" meta:cell-count="78" meta:object-count="0"/>
  </office:meta>
</office:document-meta>
</file>